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5292in" style:rel-column-width="3642*"/>
    </style:style>
    <style:style style:name="Table1.B" style:family="table-column">
      <style:table-column-properties style:column-width="2.5299in" style:rel-column-width="3643*"/>
    </style:style>
    <style:style style:name="Table1.C" style:family="table-column">
      <style:table-column-properties style:column-width="5.059in" style:rel-column-width="72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2" style:family="table-row">
      <style:table-row-properties style:min-row-height="0.2938in"/>
    </style:style>
    <style:style style:name="Table1.A16" style:family="table-cell" style:data-style-name="N84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2.5292in" style:rel-column-width="3642*"/>
    </style:style>
    <style:style style:name="Table2.B" style:family="table-column">
      <style:table-column-properties style:column-width="2.5299in" style:rel-column-width="3643*"/>
    </style:style>
    <style:style style:name="Table2.C" style:family="table-column">
      <style:table-column-properties style:column-width="5.059in" style:rel-column-width="72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 style:data-style-name="N84">
      <style:table-cell-properties fo:padding="0.0382in" fo:border-left="0.05pt solid #000000" fo:border-right="none" fo:border-top="none" fo:border-bottom="0.05pt solid #000000"/>
    </style:style>
    <style:style style:name="Table2.12" style:family="table-row">
      <style:table-row-properties style:min-row-height="0.2938in"/>
    </style:style>
    <style:style style:name="P1" style:family="paragraph" style:parent-style-name="Standard">
      <style:paragraph-properties fo:text-align="center" style:justify-single-word="false"/>
      <style:text-properties fo:font-size="16pt" officeooo:rsid="00194897" officeooo:paragraph-rsid="00194897" style:font-size-asian="16pt" style:font-size-complex="16pt"/>
    </style:style>
    <style:style style:name="P2" style:family="paragraph" style:parent-style-name="Standard">
      <style:text-properties officeooo:rsid="001a9090" officeooo:paragraph-rsid="001cc140"/>
    </style:style>
    <style:style style:name="P3" style:family="paragraph" style:parent-style-name="Standard">
      <style:paragraph-properties fo:text-align="center" style:justify-single-word="false"/>
      <style:text-properties fo:font-size="10pt" officeooo:rsid="001a9090" officeooo:paragraph-rsid="001cc140" style:font-size-asian="10pt" style:font-size-complex="10pt"/>
    </style:style>
    <style:style style:name="P4" style:family="paragraph" style:parent-style-name="Standard">
      <style:paragraph-properties fo:text-align="center" style:justify-single-word="false" fo:break-before="page"/>
      <style:text-properties fo:font-size="16pt" officeooo:rsid="00194897" officeooo:paragraph-rsid="00194897" style:font-size-asian="16pt" style:font-size-complex="16pt"/>
    </style:style>
    <style:style style:name="P5" style:family="paragraph" style:parent-style-name="Table_20_Contents">
      <style:text-properties fo:font-size="16pt" style:font-size-asian="16pt" style:font-size-complex="16pt"/>
    </style:style>
    <style:style style:name="P6" style:family="paragraph" style:parent-style-name="Table_20_Contents">
      <style:text-properties fo:font-size="16pt" officeooo:rsid="00194897" officeooo:paragraph-rsid="00194897" style:font-size-asian="16pt" style:font-size-complex="16pt"/>
    </style:style>
    <style:style style:name="P7" style:family="paragraph" style:parent-style-name="Table_20_Contents">
      <style:text-properties fo:font-size="16pt" officeooo:rsid="00194897" officeooo:paragraph-rsid="001a9090" style:font-size-asian="16pt" style:font-size-complex="16pt"/>
    </style:style>
    <style:style style:name="P8" style:family="paragraph" style:parent-style-name="Table_20_Contents">
      <style:text-properties fo:font-size="16pt" officeooo:paragraph-rsid="00194897" style:font-size-asian="16pt" style:font-size-complex="16pt"/>
    </style:style>
    <style:style style:name="P9" style:family="paragraph" style:parent-style-name="Table_20_Contents">
      <style:text-properties fo:font-size="16pt" officeooo:rsid="0020f12e" officeooo:paragraph-rsid="0020f12e" style:font-size-asian="16pt" style:font-size-complex="16pt"/>
    </style:style>
    <style:style style:name="T1" style:family="text">
      <style:text-properties officeooo:rsid="001a9090"/>
    </style:style>
    <style:style style:name="T2" style:family="text">
      <style:text-properties officeooo:rsid="001cc140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cc140" style:font-size-asian="10pt" style:font-size-complex="10pt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throom Cleaning Rotation Log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Week</text:p>
          </table:table-cell>
          <table:table-cell table:style-name="Table1.A1" office:value-type="string">
            <text:p text:style-name="P6">Person (write name upon finishing)</text:p>
          </table:table-cell>
          <table:table-cell table:style-name="Table1.C1" office:value-type="string">
            <text:p text:style-name="P6">Notes for other people (or leave blank)</text:p>
          </table:table-cell>
        </table:table-row>
        <table:table-row>
          <table:table-cell table:style-name="Table1.A2" office:value-type="string">
            <text:p text:style-name="P6">2017-06-25</text:p>
          </table:table-cell>
          <table:table-cell table:style-name="Table1.A2" office:value-type="string">
            <text:p text:style-name="P6">Danny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07-09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07-23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08-06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08-20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09-03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09-17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10-01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10-15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10-29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 table:style-name="Table1.12">
          <table:table-cell table:style-name="Table1.A2" office:value-type="string">
            <text:p text:style-name="P6">2017-11-12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6">2017-11-26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12-10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12-24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16" office:value-type="date" office:date-value="2018-01-07">
            <text:p text:style-name="P6">2018-01-07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8-01-21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</table:table>
      <text:p text:style-name="P2">(2018 continued on reverse) <text:span text:style-name="T4">(template at https://github.com/ethus3h/personal/blob/master/Bathroom%20Cleaning%20Rotation%20Log%202017-18.odt?raw=true)</text:span></text:p>
      <text:p text:style-name="P4">Bathroom Cleaning Rotation Log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Week</text:p>
          </table:table-cell>
          <table:table-cell table:style-name="Table2.A1" office:value-type="string">
            <text:p text:style-name="P6">Person (write name upon finishing)</text:p>
          </table:table-cell>
          <table:table-cell table:style-name="Table2.C1" office:value-type="string">
            <text:p text:style-name="P6">Notes for other people (or leave blank)</text:p>
          </table:table-cell>
        </table:table-row>
        <table:table-row>
          <table:table-cell table:style-name="Table2.A2" office:value-type="string">
            <text:p text:style-name="P6">2018-02-04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6">2018-02-18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4" office:value-type="date" office:date-value="2018-03-04">
            <text:p text:style-name="P6">2018-03-04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3-<text:span text:style-name="T1">18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4-01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4-15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4-29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5-06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5-20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6-03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 table:style-name="Table2.12">
          <table:table-cell table:style-name="Table2.A2" office:value-type="string">
            <text:p text:style-name="P7">2018-0<text:span text:style-name="T1">6-17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7-01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7-15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7-29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4" office:value-type="date" office:date-value="2018-08-12">
            <text:p text:style-name="P7">2018-0<text:span text:style-name="T1">8-12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8-26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</table:table>
      <text:p text:style-name="P2"><text:span text:style-name="T4">(template at https://github.com/ethus3h/personal/blob/master/Bathroom%20Cleaning%20Rotation%20Log%202017-18.odt?raw=tru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1:13:49.254399183</meta:creation-date>
    <dc:date>2017-06-25T11:33:49.181110241</dc:date>
    <meta:editing-duration>PT8M57S</meta:editing-duration>
    <meta:editing-cycles>3</meta:editing-cycles>
    <meta:generator>LibreOffice/5.2.3.3$Linux_X86_64 LibreOffice_project/20m0$Build-3</meta:generator>
    <meta:document-statistic meta:table-count="2" meta:image-count="0" meta:object-count="0" meta:page-count="2" meta:paragraph-count="43" meta:word-count="77" meta:character-count="809" meta:non-whitespace-character-count="775"/>
  </office:meta>
</office:document-meta>
</file>